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text-position="-33% 58%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 fo:font-weight="normal" style:font-weight-asian="normal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3.81cm" svg:height="2.286cm" svg:x="0.291cm" svg:y="0.189cm">
          <text:p text:style-name="P1"><text:span text:style-name="T1">e</text:span><text:span text:style-name="T2">1</text:span></text:p>
        </draw:ellipse>
        <draw:ellipse draw:style-name="gr1" draw:text-style-name="P2" xml:id="id2" draw:id="id2" draw:layer="layout" svg:width="3.81cm" svg:height="2.286cm" svg:x="6.26cm" svg:y="0.179cm">
          <text:p text:style-name="P1"><text:span text:style-name="T1">e</text:span><text:span text:style-name="T2">2</text:span></text:p>
        </draw:ellipse>
        <draw:ellipse draw:style-name="gr1" draw:text-style-name="P3" xml:id="id3" draw:id="id3" draw:layer="layout" svg:width="3.81cm" svg:height="2.286cm" svg:x="15.277cm" svg:y="0.189cm">
          <text:p text:style-name="P1"><text:span text:style-name="T1">e</text:span><text:span text:style-name="T2">n</text:span></text:p>
        </draw:ellipse>
        <draw:connector draw:style-name="gr2" draw:text-style-name="P1" draw:layer="layout" draw:type="lines" svg:x1="4.101cm" svg:y1="1.332cm" svg:x2="6.26cm" svg:y2="1.322cm" draw:start-shape="id1" draw:start-glue-point="1" draw:end-shape="id2" draw:end-glue-point="3" svg:d="m4101 1332h514l1131-10h514">
          <text:p/>
        </draw:connector>
        <draw:connector draw:style-name="gr3" draw:text-style-name="P1" draw:layer="layout" draw:type="lines" svg:x1="10.07cm" svg:y1="1.322cm" svg:x2="15.277cm" svg:y2="1.332cm" draw:start-shape="id2" draw:start-glue-point="1" draw:end-shape="id3" draw:end-glue-point="3" svg:d="m10070 1322h514l4179 10h514">
          <text:p/>
        </draw:connector>
        <draw:line draw:style-name="gr4" draw:text-style-name="P1" draw:layer="layout" svg:x1="1.942cm" svg:y1="2.475cm" svg:x2="1.942cm" svg:y2="4.507cm">
          <text:p/>
        </draw:line>
        <draw:line draw:style-name="gr4" draw:text-style-name="P1" draw:layer="layout" svg:x1="8.165cm" svg:y1="2.475cm" svg:x2="8.165cm" svg:y2="4.507cm">
          <text:p/>
        </draw:line>
        <draw:line draw:style-name="gr4" draw:text-style-name="P1" draw:layer="layout" svg:x1="17.231cm" svg:y1="2.524cm" svg:x2="17.231cm" svg:y2="4.556cm">
          <text:p/>
        </draw:line>
        <draw:frame draw:style-name="gr5" draw:text-style-name="P4" draw:layer="layout" svg:width="1.023cm" svg:height="1.129cm" svg:x="16.868cm" svg:y="4.316cm">
          <draw:text-box>
            <text:p><text:span text:style-name="T1">z</text:span><text:span text:style-name="T3">n</text:span></text:p>
          </draw:text-box>
        </draw:frame>
        <draw:frame draw:style-name="gr5" draw:text-style-name="P4" draw:layer="layout" svg:width="1.023cm" svg:height="1.129cm" svg:x="1.434cm" svg:y="4.267cm">
          <draw:text-box>
            <text:p><text:span text:style-name="T1">z</text:span><text:span text:style-name="T3">1</text:span></text:p>
          </draw:text-box>
        </draw:frame>
        <draw:frame draw:style-name="gr5" draw:text-style-name="P4" draw:layer="layout" svg:width="1.023cm" svg:height="1.129cm" svg:x="7.777cm" svg:y="4.267cm">
          <draw:text-box>
            <text:p><text:span text:style-name="T1">z</text:span><text:span text:style-name="T3">2</text:span></text:p>
          </draw:text-box>
        </draw:frame>
        <draw:custom-shape draw:style-name="gr6" draw:text-style-name="P1" draw:layer="layout" svg:width="0.381cm" svg:height="2.159cm" svg:x="19.542cm" svg:y="0.3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254cm" svg:height="1.016cm" svg:x="19.542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3.055cm" svg:height="0.704cm" svg:x="19.923cm" svg:y="1cm">
          <draw:text-box>
            <text:p><text:span text:style-name="T4">Hidden states</text:span></text:p>
          </draw:text-box>
        </draw:frame>
        <draw:frame draw:style-name="gr5" draw:text-style-name="P6" draw:layer="layout" svg:width="3.529cm" svg:height="0.704cm" svg:x="19.714cm" svg:y="4.333cm">
          <draw:text-box>
            <text:p text:style-name="P1"><text:span text:style-name="T4">Observed st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622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4-05-08T21:14:26.23</meta:creation-date>
    <dc:date>2014-05-15T20:44:30.29</dc:date>
    <dc:creator>Abhinav Sunderrajan</dc:creator>
    <meta:editing-duration>PT16M13S</meta:editing-duration>
    <meta:editing-cycles>13</meta:editing-cycles>
    <meta:generator>OpenOffice/4.0.0$Win32 OpenOffice.org_project/400m3$Build-9702</meta:generator>
    <meta:document-statistic meta:object-count="15"/>
  </office:meta>
</office:document-meta>
</file>